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a4b4" officeooo:paragraph-rsid="000da4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poch 24/100</text:p>
      <text:p text:style-name="P1">1302/1302 [==============================] - 1205s 925ms/step - vae_loss: 798.3575 - kl_loss: 0.0238 - reconstruction_loss: 798.3334 - discriminator_loss: 1.3863</text:p>
      <text:p text:style-name="P1">Epoch 25/100</text:p>
      <text:p text:style-name="P1">1302/1302 [==============================] - 1171s 900ms/step - vae_loss: 798.3535 - kl_loss: 0.0245 - reconstruction_loss: 798.3287 - discriminator_loss: 1.6890</text:p>
      <text:p text:style-name="P1">Epoch 26/100</text:p>
      <text:p text:style-name="P1">1302/1302 [==============================] - 1126s 865ms/step - vae_loss: 798.3495 - kl_loss: 0.0304 - reconstruction_loss: 798.3182 - discriminator_loss: 2.0794</text:p>
      <text:p text:style-name="P1">Epoch 27/100</text:p>
      <text:p text:style-name="P1">1302/1302 [==============================] - 1037s 796ms/step - vae_loss: 798.3593 - kl_loss: 0.0394 - reconstruction_loss: 798.3198 - discriminator_loss: 2.0794</text:p>
      <text:p text:style-name="P1">Epoch 28/100</text:p>
      <text:p text:style-name="P1">1302/1302 [==============================] - 987s 758ms/step - vae_loss: 798.3568 - kl_loss: 0.0364 - reconstruction_loss: 798.3207 - discriminator_loss: 2.0794</text:p>
      <text:p text:style-name="P1">Epoch 29/100</text:p>
      <text:p text:style-name="P1">1302/1302 [==============================] - 993s 763ms/step - vae_loss: 798.3544 - kl_loss: 0.0394 - reconstruction_loss: 798.3142 - discriminator_loss: 2.0794</text:p>
      <text:p text:style-name="P1">Epoch 30/100</text:p>
      <text:p text:style-name="P1">1302/1302 [==============================] - 942s 723ms/step - vae_loss: 798.3655 - kl_loss: 0.0585 - reconstruction_loss: 798.3066 - discriminator_loss: 2.0794</text:p>
      <text:p text:style-name="P1">Epoch 31/100</text:p>
      <text:p text:style-name="P1">1302/1302 [==============================] - 938s 721ms/step - vae_loss: 798.3616 - kl_loss: 0.0705 - reconstruction_loss: 798.2912 - discriminator_loss: 2.0794</text:p>
      <text:p text:style-name="P1">Epoch 32/100</text:p>
      <text:p text:style-name="P1"><text:s/>333/1302 [======&gt;.......................] - ETA: 12:17 - vae_loss: 798.2738 - kl_loss: 0.0754 - reconstruction_loss: 798.1986 - discriminator_loss: 2.0794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20:21:49.300710834</meta:creation-date>
    <dc:date>2021-09-10T09:22:48.758289205</dc:date>
    <meta:editing-duration>PT29S</meta:editing-duration>
    <meta:editing-cycles>1</meta:editing-cycles>
    <meta:document-statistic meta:table-count="0" meta:image-count="0" meta:object-count="0" meta:page-count="1" meta:paragraph-count="18" meta:word-count="171" meta:character-count="1547" meta:non-whitespace-character-count="1393"/>
    <meta:generator>LibreOffice/6.4.7.2$Linux_X86_64 LibreOffice_project/40$Build-2</meta:generator>
  </office:meta>
</office:document-meta>
</file>